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0f755f" officeooo:paragraph-rsid="000f755f"/>
    </style:style>
    <style:style style:name="P2" style:family="paragraph" style:parent-style-name="Heading">
      <style:text-properties officeooo:rsid="001222d0" officeooo:paragraph-rsid="001222d0"/>
    </style:style>
    <style:style style:name="P3" style:family="paragraph" style:parent-style-name="Heading">
      <style:text-properties officeooo:rsid="00146c36" officeooo:paragraph-rsid="00146c36"/>
    </style:style>
    <style:style style:name="P4" style:family="paragraph" style:parent-style-name="Heading">
      <style:text-properties officeooo:rsid="001577f4" officeooo:paragraph-rsid="001577f4"/>
    </style:style>
    <style:style style:name="P5" style:family="paragraph" style:parent-style-name="Heading">
      <style:text-properties officeooo:paragraph-rsid="001577f4"/>
    </style:style>
    <style:style style:name="P6" style:family="paragraph" style:parent-style-name="Heading">
      <style:text-properties officeooo:rsid="0017bca3" officeooo:paragraph-rsid="0017bca3"/>
    </style:style>
    <style:style style:name="P7" style:family="paragraph" style:parent-style-name="Text_20_body">
      <style:text-properties officeooo:rsid="000a4272" officeooo:paragraph-rsid="000a4272"/>
    </style:style>
    <style:style style:name="P8" style:family="paragraph" style:parent-style-name="Text_20_body">
      <style:text-properties officeooo:rsid="000aec17" officeooo:paragraph-rsid="000f755f"/>
    </style:style>
    <style:style style:name="P9" style:family="paragraph" style:parent-style-name="Text_20_body">
      <style:text-properties officeooo:rsid="000f755f" officeooo:paragraph-rsid="000f755f"/>
    </style:style>
    <style:style style:name="P10" style:family="paragraph" style:parent-style-name="Text_20_body">
      <style:text-properties officeooo:paragraph-rsid="00146c36"/>
    </style:style>
    <style:style style:name="P11" style:family="paragraph" style:parent-style-name="Title">
      <style:text-properties officeooo:rsid="000a4272" officeooo:paragraph-rsid="000a4272"/>
    </style:style>
    <style:style style:name="P12" style:family="paragraph" style:parent-style-name="Subtitle">
      <style:text-properties officeooo:rsid="000a4272" officeooo:paragraph-rsid="000a4272"/>
    </style:style>
    <style:style style:name="P13" style:family="paragraph" style:parent-style-name="Heading">
      <style:text-properties officeooo:rsid="000f755f" officeooo:paragraph-rsid="000f755f"/>
    </style:style>
    <style:style style:name="P14" style:family="paragraph" style:parent-style-name="Heading">
      <style:text-properties officeooo:rsid="001577f4" officeooo:paragraph-rsid="001577f4"/>
    </style:style>
    <style:style style:name="P15" style:family="paragraph" style:parent-style-name="Text_20_body" style:list-style-name="L1">
      <style:text-properties officeooo:rsid="000a4272" officeooo:paragraph-rsid="000a4272"/>
    </style:style>
    <style:style style:name="P16" style:family="paragraph" style:parent-style-name="Text_20_body" style:list-style-name="L1">
      <style:text-properties officeooo:rsid="000bbf28" officeooo:paragraph-rsid="000bbf28"/>
    </style:style>
    <style:style style:name="P17" style:family="paragraph" style:parent-style-name="Text_20_body" style:list-style-name="L1">
      <style:text-properties officeooo:rsid="000aec17" officeooo:paragraph-rsid="000aec17"/>
    </style:style>
    <style:style style:name="P18" style:family="paragraph" style:parent-style-name="Text_20_body" style:list-style-name="L2">
      <style:text-properties officeooo:rsid="000cc79f" officeooo:paragraph-rsid="000cc79f"/>
    </style:style>
    <style:style style:name="P19" style:family="paragraph" style:parent-style-name="Text_20_body" style:list-style-name="L2">
      <style:text-properties officeooo:rsid="000dd38d" officeooo:paragraph-rsid="000dd38d"/>
    </style:style>
    <style:style style:name="P20" style:family="paragraph" style:parent-style-name="Text_20_body" style:list-style-name="L3">
      <style:text-properties officeooo:rsid="000dd38d" officeooo:paragraph-rsid="000dd38d"/>
    </style:style>
    <style:style style:name="P21" style:family="paragraph" style:parent-style-name="Text_20_body" style:list-style-name="L4">
      <style:text-properties officeooo:rsid="000dd38d" officeooo:paragraph-rsid="000dd38d"/>
    </style:style>
    <style:style style:name="P22" style:family="paragraph" style:parent-style-name="Text_20_body" style:list-style-name="L5">
      <style:text-properties officeooo:rsid="001222d0" officeooo:paragraph-rsid="001222d0"/>
    </style:style>
    <style:style style:name="P23" style:family="paragraph" style:parent-style-name="Text_20_body" style:list-style-name="L9">
      <style:text-properties officeooo:rsid="001222d0" officeooo:paragraph-rsid="001222d0"/>
    </style:style>
    <style:style style:name="P24" style:family="paragraph" style:parent-style-name="Text_20_body" style:list-style-name="L10">
      <style:text-properties officeooo:rsid="001222d0" officeooo:paragraph-rsid="001222d0"/>
    </style:style>
    <style:style style:name="P25" style:family="paragraph" style:parent-style-name="Text_20_body" style:list-style-name="L11">
      <style:text-properties officeooo:rsid="001222d0" officeooo:paragraph-rsid="0012f7f2"/>
    </style:style>
    <style:style style:name="P26" style:family="paragraph" style:parent-style-name="Text_20_body" style:list-style-name="L11">
      <style:text-properties officeooo:rsid="001222d0" officeooo:paragraph-rsid="001222d0"/>
    </style:style>
    <style:style style:name="P27" style:family="paragraph" style:parent-style-name="Text_20_body" style:list-style-name="L6">
      <style:text-properties officeooo:rsid="0012f7f2" officeooo:paragraph-rsid="0012f7f2"/>
    </style:style>
    <style:style style:name="P28" style:family="paragraph" style:parent-style-name="Text_20_body" style:list-style-name="L12">
      <style:text-properties officeooo:rsid="0012f7f2" officeooo:paragraph-rsid="0012f7f2"/>
    </style:style>
    <style:style style:name="P29" style:family="paragraph" style:parent-style-name="Text_20_body" style:list-style-name="L7">
      <style:text-properties officeooo:rsid="000f755f" officeooo:paragraph-rsid="000f755f"/>
    </style:style>
    <style:style style:name="P30" style:family="paragraph" style:parent-style-name="Text_20_body" style:list-style-name="L8">
      <style:text-properties officeooo:rsid="000f755f" officeooo:paragraph-rsid="000f755f"/>
    </style:style>
    <style:style style:name="P31" style:family="paragraph" style:parent-style-name="Text_20_body" style:list-style-name="L8">
      <style:text-properties officeooo:rsid="00144b81" officeooo:paragraph-rsid="00144b81"/>
    </style:style>
    <style:style style:name="P32" style:family="paragraph" style:parent-style-name="Text_20_body" style:list-style-name="L13">
      <style:text-properties officeooo:rsid="00146c36" officeooo:paragraph-rsid="00146c36"/>
    </style:style>
    <style:style style:name="P33" style:family="paragraph" style:parent-style-name="Text_20_body" style:list-style-name="L14">
      <style:text-properties officeooo:rsid="00146c36" officeooo:paragraph-rsid="00146c36"/>
    </style:style>
    <style:style style:name="P34" style:family="paragraph" style:parent-style-name="Text_20_body" style:list-style-name="L15">
      <style:text-properties officeooo:rsid="00146c36" officeooo:paragraph-rsid="00146c36"/>
    </style:style>
    <style:style style:name="P35" style:family="paragraph" style:parent-style-name="Text_20_body" style:list-style-name="L22">
      <style:text-properties officeooo:rsid="00146c36" officeooo:paragraph-rsid="0017bca3"/>
    </style:style>
    <style:style style:name="P36" style:family="paragraph" style:parent-style-name="Text_20_body" style:list-style-name="L15">
      <style:text-properties officeooo:rsid="001e8a2d" officeooo:paragraph-rsid="001e8a2d"/>
    </style:style>
    <style:style style:name="P37" style:family="paragraph" style:parent-style-name="Text_20_body" style:list-style-name="L17">
      <style:text-properties officeooo:rsid="00210f9a" officeooo:paragraph-rsid="0021faa6"/>
    </style:style>
    <style:style style:name="P38" style:family="paragraph" style:parent-style-name="Text_20_body" style:list-style-name="L18">
      <style:text-properties officeooo:rsid="00210f9a" officeooo:paragraph-rsid="00210f9a"/>
    </style:style>
    <style:style style:name="P39" style:family="paragraph" style:parent-style-name="Text_20_body" style:list-style-name="L19">
      <style:text-properties officeooo:rsid="001577f4" officeooo:paragraph-rsid="001577f4"/>
    </style:style>
    <style:style style:name="P40" style:family="paragraph" style:parent-style-name="Text_20_body" style:list-style-name="L20">
      <style:text-properties officeooo:rsid="00173b17" officeooo:paragraph-rsid="00173b17"/>
    </style:style>
    <style:style style:name="P41" style:family="paragraph" style:parent-style-name="Text_20_body" style:list-style-name="L22">
      <style:text-properties officeooo:rsid="00173b17" officeooo:paragraph-rsid="001e8a2d"/>
    </style:style>
    <style:style style:name="P42" style:family="paragraph" style:parent-style-name="Text_20_body" style:list-style-name="L23">
      <style:text-properties officeooo:rsid="00173b17" officeooo:paragraph-rsid="001cb5c5"/>
    </style:style>
    <style:style style:name="P43" style:family="paragraph" style:parent-style-name="Text_20_body" style:list-style-name="L23">
      <style:text-properties officeooo:rsid="00173b17" officeooo:paragraph-rsid="00173b17"/>
    </style:style>
    <style:style style:name="P44" style:family="paragraph" style:parent-style-name="Text_20_body" style:list-style-name="L25">
      <style:text-properties officeooo:rsid="00173b17" officeooo:paragraph-rsid="00173b17"/>
    </style:style>
    <style:style style:name="P45" style:family="paragraph" style:parent-style-name="Text_20_body" style:list-style-name="L26">
      <style:text-properties officeooo:rsid="00173b17" officeooo:paragraph-rsid="00173b17"/>
    </style:style>
    <style:style style:name="P46" style:family="paragraph" style:parent-style-name="Text_20_body" style:list-style-name="L27">
      <style:text-properties officeooo:rsid="00173b17" officeooo:paragraph-rsid="00173b17"/>
    </style:style>
    <style:style style:name="P47" style:family="paragraph" style:parent-style-name="Text_20_body" style:list-style-name="L21">
      <style:text-properties officeooo:rsid="0017bca3" officeooo:paragraph-rsid="0017bca3"/>
    </style:style>
    <style:style style:name="P48" style:family="paragraph" style:parent-style-name="Text_20_body" style:list-style-name="L22">
      <style:text-properties officeooo:rsid="0017bca3" officeooo:paragraph-rsid="0017bca3"/>
    </style:style>
    <style:style style:name="P49" style:family="paragraph" style:parent-style-name="Text_20_body" style:list-style-name="L28">
      <style:text-properties officeooo:rsid="0017bca3" officeooo:paragraph-rsid="0017bca3"/>
    </style:style>
    <style:style style:name="P50" style:family="paragraph" style:parent-style-name="Text_20_body" style:list-style-name="L24">
      <style:text-properties officeooo:rsid="001cb5c5" officeooo:paragraph-rsid="001cb5c5"/>
    </style:style>
    <style:style style:name="P51" style:family="paragraph" style:parent-style-name="Text_20_body" style:list-style-name="L15">
      <style:text-properties officeooo:rsid="0021faa6" officeooo:paragraph-rsid="0021faa6"/>
    </style:style>
    <style:style style:name="P52" style:family="paragraph" style:parent-style-name="Text_20_body" style:list-style-name="L17">
      <style:text-properties officeooo:rsid="0021faa6" officeooo:paragraph-rsid="0021faa6"/>
    </style:style>
    <style:style style:name="P53" style:family="paragraph" style:parent-style-name="Text_20_body" style:list-style-name="L29">
      <style:text-properties officeooo:rsid="0021faa6" officeooo:paragraph-rsid="0021faa6"/>
    </style:style>
    <style:style style:name="P54" style:family="paragraph" style:parent-style-name="Text_20_body" style:list-style-name="L30">
      <style:text-properties officeooo:rsid="0021faa6" officeooo:paragraph-rsid="0021faa6"/>
    </style:style>
    <style:style style:name="P55" style:family="paragraph" style:parent-style-name="Text_20_body" style:list-style-name="L31">
      <style:text-properties officeooo:rsid="0022f713" officeooo:paragraph-rsid="0022f713"/>
    </style:style>
    <style:style style:name="P56" style:family="paragraph" style:parent-style-name="Text_20_body" style:list-style-name="L17">
      <style:text-properties officeooo:rsid="0022f713" officeooo:paragraph-rsid="0022f713"/>
    </style:style>
    <style:style style:name="P57" style:family="paragraph" style:parent-style-name="Text_20_body">
      <style:text-properties officeooo:rsid="0022f713" officeooo:paragraph-rsid="0022f713"/>
    </style:style>
    <style:style style:name="P58" style:family="paragraph" style:parent-style-name="Text_20_body" style:list-style-name="L17">
      <style:text-properties officeooo:rsid="0024bdb4" officeooo:paragraph-rsid="0024bdb4"/>
    </style:style>
    <style:style style:name="P59" style:family="paragraph" style:parent-style-name="Text_20_body" style:list-style-name="L32">
      <style:text-properties officeooo:rsid="0024bdb4" officeooo:paragraph-rsid="0024bdb4"/>
    </style:style>
    <style:style style:name="P60" style:family="paragraph" style:parent-style-name="Text_20_body" style:list-style-name="L30">
      <style:text-properties officeooo:rsid="0024bdb4" officeooo:paragraph-rsid="0024bdb4"/>
    </style:style>
    <style:style style:name="P61" style:family="paragraph" style:parent-style-name="Text_20_body" style:list-style-name="L32">
      <style:text-properties officeooo:rsid="0026aa70" officeooo:paragraph-rsid="0026aa70"/>
    </style:style>
    <style:style style:name="P62" style:family="paragraph" style:parent-style-name="Text_20_body" style:list-style-name="L17">
      <style:text-properties officeooo:rsid="0028548a" officeooo:paragraph-rsid="0028548a"/>
    </style:style>
    <style:style style:name="P63" style:family="paragraph" style:parent-style-name="Text_20_body" style:list-style-name="L33">
      <style:text-properties officeooo:rsid="0028548a" officeooo:paragraph-rsid="0028548a"/>
    </style:style>
    <style:style style:name="P64" style:family="paragraph" style:parent-style-name="Text_20_body" style:list-style-name="L33">
      <style:text-properties officeooo:rsid="0028548a" officeooo:paragraph-rsid="002b6ba2"/>
    </style:style>
    <style:style style:name="P65" style:family="paragraph" style:parent-style-name="Text_20_body" style:list-style-name="L34">
      <style:text-properties officeooo:rsid="0028548a" officeooo:paragraph-rsid="0028548a"/>
    </style:style>
    <style:style style:name="P66" style:family="paragraph" style:parent-style-name="Text_20_body" style:list-style-name="L36">
      <style:text-properties officeooo:paragraph-rsid="001e8a2d"/>
    </style:style>
    <style:style style:name="P67" style:family="paragraph" style:parent-style-name="Text_20_body" style:list-style-name="L37">
      <style:text-properties officeooo:rsid="002bc384" officeooo:paragraph-rsid="002bc384"/>
    </style:style>
    <style:style style:name="P68" style:family="paragraph" style:parent-style-name="Text_20_body" style:list-style-name="L13">
      <style:text-properties officeooo:rsid="002d3ad6" officeooo:paragraph-rsid="002d3ad6"/>
    </style:style>
    <style:style style:name="P69" style:family="paragraph" style:parent-style-name="Text_20_body" style:list-style-name="L17">
      <style:text-properties officeooo:rsid="002d3ad6" officeooo:paragraph-rsid="002d3ad6"/>
    </style:style>
    <style:style style:name="P70" style:family="paragraph" style:parent-style-name="Text_20_body" style:list-style-name="L38">
      <style:text-properties officeooo:rsid="002d3ad6" officeooo:paragraph-rsid="002d3ad6"/>
    </style:style>
    <style:style style:name="P71" style:family="paragraph" style:parent-style-name="Text_20_body" style:list-style-name="L31">
      <style:text-properties officeooo:rsid="002d3ad6" officeooo:paragraph-rsid="002d3ad6"/>
    </style:style>
    <style:style style:name="P72" style:family="paragraph" style:parent-style-name="Text_20_body" style:list-style-name="L7">
      <style:text-properties officeooo:rsid="002e2baa" officeooo:paragraph-rsid="002e2baa"/>
    </style:style>
    <style:style style:name="P73" style:family="paragraph" style:parent-style-name="Subtitle">
      <style:text-properties officeooo:rsid="00144b81"/>
    </style:style>
    <style:style style:name="P74" style:family="paragraph" style:parent-style-name="Heading_20_1">
      <style:text-properties officeooo:rsid="000a4272" officeooo:paragraph-rsid="000a4272"/>
    </style:style>
    <style:style style:name="P75" style:family="paragraph" style:parent-style-name="Heading_20_3">
      <style:text-properties officeooo:rsid="000dd38d" officeooo:paragraph-rsid="000dd38d"/>
    </style:style>
    <style:style style:name="P76" style:family="paragraph" style:parent-style-name="Heading_20_3">
      <style:text-properties officeooo:rsid="00146c36" officeooo:paragraph-rsid="00146c36"/>
    </style:style>
    <style:style style:name="T1" style:family="text">
      <style:text-properties officeooo:rsid="000aec17"/>
    </style:style>
    <style:style style:name="T2" style:family="text">
      <style:text-properties officeooo:rsid="000bbf28"/>
    </style:style>
    <style:style style:name="T3" style:family="text">
      <style:text-properties officeooo:rsid="000cc79f"/>
    </style:style>
    <style:style style:name="T4" style:family="text">
      <style:text-properties officeooo:rsid="000dd38d"/>
    </style:style>
    <style:style style:name="T5" style:family="text">
      <style:text-properties officeooo:rsid="000eb3e0"/>
    </style:style>
    <style:style style:name="T6" style:family="text">
      <style:text-properties officeooo:rsid="001222d0"/>
    </style:style>
    <style:style style:name="T7" style:family="text">
      <style:text-properties officeooo:rsid="0012f7f2"/>
    </style:style>
    <style:style style:name="T8" style:family="text">
      <style:text-properties officeooo:rsid="00144b81"/>
    </style:style>
    <style:style style:name="T9" style:family="text">
      <style:text-properties officeooo:rsid="00146c36"/>
    </style:style>
    <style:style style:name="T10" style:family="text">
      <style:text-properties officeooo:rsid="001577f4"/>
    </style:style>
    <style:style style:name="T11" style:family="text">
      <style:text-properties officeooo:rsid="0017bca3"/>
    </style:style>
    <style:style style:name="T12" style:family="text">
      <style:text-properties officeooo:rsid="001b7f91"/>
    </style:style>
    <style:style style:name="T13" style:family="text">
      <style:text-properties officeooo:rsid="001cb5c5"/>
    </style:style>
    <style:style style:name="T14" style:family="text">
      <style:text-properties officeooo:rsid="001e1c31"/>
    </style:style>
    <style:style style:name="T15" style:family="text">
      <style:text-properties officeooo:rsid="001e8a2d"/>
    </style:style>
    <style:style style:name="T16" style:family="text">
      <style:text-properties officeooo:rsid="0021faa6"/>
    </style:style>
    <style:style style:name="T17" style:family="text">
      <style:text-properties officeooo:rsid="0022f713"/>
    </style:style>
    <style:style style:name="T18" style:family="text">
      <style:text-properties officeooo:rsid="0024bdb4"/>
    </style:style>
    <style:style style:name="T19" style:family="text">
      <style:text-properties officeooo:rsid="0026aa70"/>
    </style:style>
    <style:style style:name="T20" style:family="text">
      <style:text-properties officeooo:rsid="0028548a"/>
    </style:style>
    <style:style style:name="T21" style:family="text">
      <style:text-properties officeooo:rsid="002b6ba2"/>
    </style:style>
    <style:style style:name="T22" style:family="text">
      <style:text-properties officeooo:rsid="002e2b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imulation Support for CAN <text:span text:style-name="T5">devices</text:span></text:p>
      <text:p text:style-name="P12">In FRC-WPI Robot designs </text:p>
      <text:p text:style-name="P73">(4/30/2016)</text:p>
      <text:p text:style-name="P7"/>
      <text:h text:style-name="P74" text:outline-level="1">Motivation</text:h>
      <text:p text:style-name="P7">One of the main factors that limits the more widespread use of simulation in FRC robot development <text:span text:style-name="T5">and testing </text:span>is the lack of support for CAN components. Since CAN devices (specifically motor controllers) are now the de-facto standard in new <text:span text:style-name="T1">FRC </text:span>designs this deficiency<text:span text:style-name="T5"> usually </text:span>requires that separate projects be maintained for simulation testing and hardware deployment.</text:p>
      <text:h text:style-name="P74" text:outline-level="1">Objectives</text:h>
      <text:list xml:id="list176739643698544459" text:style-name="L1">
        <text:list-item>
          <text:p text:style-name="P15">To develop a set of software tools that will allow robot source code to contain CAN class objects and functions that can be compiled for both simulation and deployment targets</text:p>
        </text:list-item>
        <text:list-item>
          <text:p text:style-name="P16">To require as little additional coding effort as possible from student programmers to add simulation support to their robot project code</text:p>
        </text:list-item>
        <text:list-item>
          <text:p text:style-name="P17">To require as little modification as possible to the Eclipse project <text:span text:style-name="T2">environment or </text:span>properties to support both <text:span text:style-name="T2">deploy and simulation </text:span>build types</text:p>
        </text:list-item>
        <text:list-item>
          <text:p text:style-name="P16">To make sure that <text:span text:style-name="T3">adding simulation support doesn't degrade efficiency (or in other ways impact) the code used for hardware deployment</text:span></text:p>
        </text:list-item>
        <text:list-item>
          <text:p text:style-name="P17">To simplify simulating CAN motors in the Solidworks exporter <text:span text:style-name="T2">and to also fix other problems that currently exist</text:span></text:p>
        </text:list-item>
        <text:list-item>
          <text:p text:style-name="P17">To offer the solution <text:span text:style-name="T2">(or solutions) obtained </text:span>to as wide an audience as possible in the First community</text:p>
        </text:list-item>
      </text:list>
      <text:h text:style-name="Heading_20_3" text:outline-level="3">Limitations</text:h>
      <text:list xml:id="list1276899360123027918" text:style-name="L2">
        <text:list-item>
          <text:p text:style-name="P18">Only CANTalon devices will be supported (no CANJaguar etc.)</text:p>
        </text:list-item>
        <text:list-item>
          <text:p text:style-name="P18">Eclipse C++ projects only initially (no Java support)</text:p>
        </text:list-item>
        <text:list-item>
          <text:p text:style-name="P18">Not all CANTalon functionality will be supported <text:span text:style-name="T4">(e.g. see below)</text:span></text:p>
        </text:list-item>
        <text:list-item>
          <text:p text:style-name="P19">Performance and behavior in simulation will not necessarily match that observed on hardware</text:p>
        </text:list-item>
      </text:list>
      <text:h text:style-name="Heading_20_3" text:outline-level="3"><text:soft-page-break/>Supported features</text:h>
      <text:list xml:id="list1077729527032970110" text:style-name="L3">
        <text:list-item>
          <text:p text:style-name="P20">Multiple PID controller channels (CANTalons currently offer 2)</text:p>
        </text:list-item>
        <text:list-item>
          <text:p text:style-name="P20">Internal “Hard” limit switches</text:p>
        </text:list-item>
        <text:list-item>
          <text:p text:style-name="P20">Built in QuadEncoder</text:p>
        </text:list-item>
        <text:list-item>
          <text:p text:style-name="P20">Soft limits</text:p>
        </text:list-item>
      </text:list>
      <text:h text:style-name="P75" text:outline-level="3">Unsupported features</text:h>
      <text:list xml:id="list7080102802642344319" text:style-name="L4">
        <text:list-item>
          <text:p text:style-name="P21">Other feedback devices (e.g. potentiometers) </text:p>
        </text:list-item>
        <text:list-item>
          <text:p text:style-name="P21">Hardware based Limit switch behavior (e.g. normally open, closed etc.)</text:p>
        </text:list-item>
        <text:list-item>
          <text:p text:style-name="P21">Hardware based encoder properties (in simulation all encoders are 360 ticks per revolution)</text:p>
        </text:list-item>
      </text:list>
      <text:h text:style-name="P74" text:outline-level="1"><text:span text:style-name="T22">Investigation</text:span> <text:span text:style-name="T6">Outline</text:span></text:h>
      <text:p text:style-name="P8">There are several possible approaches that can be envisioned that would meet the stated objectives with varying degrees of success. <text:span text:style-name="T6">It is planned that all of these will be investigated to some degree</text:span></text:p>
      <text:h text:style-name="P76" text:outline-level="3">Separate CAN dynamic library</text:h>
      <text:p text:style-name="P10"/>
      <text:p text:style-name="Text_20_body">Develop a stand-alone <text:span text:style-name="T12">(Linux) </text:span>dynamic link library (.so) and header file that adds support for CAN devices</text:p>
      <text:p text:style-name="P9"><text:span text:style-name="T9">Note: </text:span>In the linux_simulate wpi source tree the header files for the CANTalon class are not included so there is no naming conflict if a new set of files that define a (simulation only) CANTalon class are used to build the library</text:p>
      <text:p text:style-name="P2">Details</text:p>
      <text:list xml:id="list7579680310311646525" text:style-name="L5">
        <text:list-item>
          <text:p text:style-name="P22">A new project “SimCanLib” was added to the 159 git MentorRepository</text:p>
        </text:list-item>
      </text:list>
      <text:list xml:id="list2870571247608093518" text:style-name="L6">
        <text:list-item>
          <text:p text:style-name="P27">~/MentorRepository/Software/workspace/SimCanLib</text:p>
        </text:list-item>
      </text:list>
      <text:list xml:id="list131851725186645" text:continue-list="list7579680310311646525" text:style-name="L5">
        <text:list-item>
          <text:p text:style-name="P22">SimCanLib is a dynamic library project that includes “CANTalon.h” and CANTalon.cpp and produces SimCan.so as it's build artifact</text:p>
        </text:list-item>
        <text:list-item>
          <text:p text:style-name="P22">As part of the SimCan project build process CANTalon.h and SimCan.so are copied to the user's ~/wpilib/simulation directory (which is where Eclipse looks for simulation libraries and header files by default)</text:p>
        </text:list-item>
      </text:list>
      <text:p text:style-name="P1">Pros</text:p>
      <text:list xml:id="list5867956024617458533" text:style-name="L7">
        <text:list-item>
          <text:p text:style-name="P29">Minimal impact on WPI simulation library build environment and process</text:p>
        </text:list-item>
        <text:list-item>
          <text:p text:style-name="P29"><text:soft-page-break/><text:span text:style-name="T6">C</text:span>an be developed entirely as a special Eclipse project</text:p>
        </text:list-item>
        <text:list-item>
          <text:p text:style-name="P72">Source control requires 159 github repository only</text:p>
        </text:list-item>
      </text:list>
      <text:p text:style-name="P1">Cons</text:p>
      <text:list xml:id="list318623530918195189" text:style-name="L8">
        <text:list-item>
          <text:p text:style-name="P30">Requires <text:span text:style-name="T10">some </text:span>(minor) modifications to user source code</text:p>
        </text:list-item>
      </text:list>
      <text:list xml:id="list5099095708126134773" text:style-name="L9">
        <text:list-item>
          <text:p text:style-name="P23">need to add: #include “CANtalon.h” <text:span text:style-name="T7">to most source files (</text:span>since it isn't included in “WPILib.h” in simulation<text:span text:style-name="T7">)</text:span></text:p>
        </text:list-item>
      </text:list>
      <text:list xml:id="list131851587441268" text:continue-list="list318623530918195189" text:style-name="L8">
        <text:list-item>
          <text:p text:style-name="P30">Requires minor modifications to project build properties</text:p>
        </text:list-item>
      </text:list>
      <text:list xml:id="list2066555196787889265" text:style-name="L10">
        <text:list-item>
          <text:p text:style-name="P24">need to modify <text:span text:style-name="T7">c++ </text:span>build properties to <text:span text:style-name="T7">add</text:span> <text:span text:style-name="T7">the </text:span>library SimCan</text:p>
        </text:list-item>
      </text:list>
      <text:list xml:id="list131851744478007" text:continue-list="list131851587441268" text:style-name="L8">
        <text:list-item>
          <text:p text:style-name="P31">Difficult to migrate this solution upwards <text:span text:style-name="T9">or merge in changes from wpi </text:span>since it is not part of the “allwpilib” project</text:p>
        </text:list-item>
      </text:list>
      <text:p text:style-name="P2">Status </text:p>
      <text:list xml:id="list9214473818548523972" text:style-name="L11">
        <text:list-item>
          <text:p text:style-name="P25"><text:span text:style-name="T8">This investigation</text:span> has been completed and tested on <text:span text:style-name="T7">a </text:span>modified <text:span text:style-name="T7">version of the </text:span>2016 “<text:span text:style-name="T7">SimulatedRobot</text:span>” project <text:span text:style-name="T7">(SimCanLibTest)</text:span></text:p>
        </text:list-item>
      </text:list>
      <text:list xml:id="list6348600476821149494" text:style-name="L12">
        <text:list-item>
          <text:p text:style-name="P28"><text:span text:style-name="T9">see: </text:span>~/MentorRepository/Software/workspace/SimCanLibTest</text:p>
        </text:list-item>
      </text:list>
      <text:list xml:id="list131852897800561" text:continue-list="list9214473818548523972" text:style-name="L11">
        <text:list-item>
          <text:p text:style-name="P26">All GPMotor objects and function calls <text:span text:style-name="T7">in SimulatedRobot </text:span>replaced by CANTalon equivalents</text:p>
        </text:list-item>
        <text:list-item>
          <text:p text:style-name="P26">Added <text:span text:style-name="T10">and tested </text:span>“soft limit” code to Holder that uses built-in (emulated) CANTalon encoder</text:p>
        </text:list-item>
      </text:list>
      <text:h text:style-name="P76" text:outline-level="3">Add <text:span text:style-name="T20">Simulated </text:span>CAN support to standard WPI library</text:h>
      <text:p text:style-name="P10"/>
      <text:p text:style-name="Text_20_body">Modify the wpi code and build process to include support for CAN devices to the currently used simulation library</text:p>
      <text:p text:style-name="P3">Details</text:p>
      <text:list xml:id="list5666175515486185830" text:style-name="L13">
        <text:list-item>
          <text:p text:style-name="P68">checkout allwpilib</text:p>
        </text:list-item>
        <text:list-item>
          <text:p text:style-name="P32">Create a local branch “test” in the github project “allwpilib”</text:p>
        </text:list-item>
        <text:list-item>
          <text:p text:style-name="P32">Modify scripts in test branch to add CANTalon support in simulation build</text:p>
        </text:list-item>
        <text:list-item>
          <text:p text:style-name="P32">Use CANTalon source and header files developed as described above</text:p>
        </text:list-item>
      </text:list>
      <text:p text:style-name="P3">Pros</text:p>
      <text:list xml:id="list1023111211825782040" text:style-name="L14">
        <text:list-item>
          <text:p text:style-name="P33">Requires no changes to the user source code or project build properties</text:p>
        </text:list-item>
        <text:list-item>
          <text:p text:style-name="P33">Easier to merge in changes from wpi and offers a possible upward migration path</text:p>
        </text:list-item>
      </text:list>
      <text:p text:style-name="P3"><text:soft-page-break/>Cons</text:p>
      <text:list xml:id="list3306903804786708465" text:style-name="L15">
        <text:list-item>
          <text:p text:style-name="P36">Requires building a customized version of the wpi simulation library</text:p>
        </text:list-item>
      </text:list>
      <text:list xml:id="list3492342845629275535" text:style-name="L36">
        <text:list-item>
          <text:p text:style-name="P66"><text:span text:style-name="T20">However, this needs to be done anyway since there are critical bugs in the current wpi simulation code that need to be patched</text:span></text:p>
        </text:list-item>
      </text:list>
      <text:list xml:id="list131852403909942" text:continue-list="list3306903804786708465" text:style-name="L15">
        <text:list-item>
          <text:p text:style-name="P34">Requires installing modified files to user's ~/wpilib/<text:span text:style-name="T10">simulation directory </text:span></text:p>
        </text:list-item>
      </text:list>
      <text:list xml:id="list4956499607269843487" text:style-name="L34">
        <text:list-item>
          <text:p text:style-name="P65">Also currently needed because of reason given above</text:p>
        </text:list-item>
      </text:list>
      <text:list xml:id="list131852629648761" text:continue-list="list131852403909942" text:style-name="L15">
        <text:list-item>
          <text:p text:style-name="P36"><text:span text:style-name="T21">Unc</text:span>lear how to manage source code control between team 159 MentorRepository and allwpilib git repositories</text:p>
        </text:list-item>
        <text:list-item>
          <text:p text:style-name="P51">Stand-alone library <text:span text:style-name="T20">test </text:span>project <text:span text:style-name="T20">should(?)</text:span> generate link errors once CANTalon.so has bee<text:span text:style-name="T20">n</text:span> included in wpi library (libwpilibcSim.so) <text:span text:style-name="T21">unless </text:span></text:p>
        </text:list-item>
      </text:list>
      <text:p text:style-name="P3"><text:span text:style-name="T16">Notes</text:span> </text:p>
      <text:list xml:id="list6282609434862484750" text:style-name="L17">
        <text:list-item>
          <text:p text:style-name="P69">Checked out allwpilib from First (read-only) repo</text:p>
        </text:list-item>
      </text:list>
      <text:list xml:id="list2846636304294397008" text:style-name="L38">
        <text:list-item>
          <text:p text:style-name="P70">git clone https://usfirst.collab.net/gerrit/p/allwpilib.git</text:p>
        </text:list-item>
      </text:list>
      <text:list xml:id="list131852979812095" text:continue-list="list6282609434862484750" text:style-name="L17">
        <text:list-item>
          <text:p text:style-name="P52">Created a test branch in allwpilib <text:span text:style-name="T17">and switched to it</text:span></text:p>
        </text:list-item>
      </text:list>
      <text:list xml:id="list8637041671891391585" text:style-name="L31">
        <text:list-item>
          <text:p text:style-name="P71">cd allpilib</text:p>
        </text:list-item>
        <text:list-item>
          <text:p text:style-name="P55">git branch test</text:p>
        </text:list-item>
        <text:list-item>
          <text:p text:style-name="P55">git checkout test</text:p>
        </text:list-item>
      </text:list>
      <text:list xml:id="list131851709726516" text:continue-list="list131852979812095" text:style-name="L17">
        <text:list-item>
          <text:p text:style-name="P56">Checked bug fixes for simulated PIDController etc. into test branch</text:p>
        </text:list-item>
      </text:list>
      <text:p text:style-name="P57"><text:tab/>modified: <text:s text:c="2"/>wpilibc/simulation/src/Notifier.cpp</text:p>
      <text:p text:style-name="P57"><text:tab/>modified: <text:s text:c="2"/>wpilibc/simulation/src/PIDController.cpp</text:p>
      <text:p text:style-name="P57"><text:tab/>modified: <text:s text:c="2"/>wpilibc/simulation/src/simulation/SimContinuousOutput.cpp</text:p>
      <text:list xml:id="list131852791129221" text:continue-numbering="true" text:style-name="L17">
        <text:list-item>
          <text:p text:style-name="P37">Was able to build a wpi simulation library (wpilibcSim.so) that included <text:span text:style-name="T16">CANTalon</text:span>.cpp and <text:span text:style-name="T16">CANTalon</text:span>.h by copying those files from the MentorRepository SimCanLib project into the allwpilib/simulate src and include directories and then running “./gradlew build -PmakeSim” from ~/allwpilib</text:p>
        </text:list-item>
      </text:list>
      <text:list xml:id="list437533665580699032" text:style-name="L29">
        <text:list-item>
          <text:p text:style-name="P53">Added #include “CANTalon.h” to the bottom of “WPILib.h”</text:p>
          <text:list>
            <text:list-item>
              <text:p text:style-name="P53">Order important since headers for member objects (Encoder etc) must in included first</text:p>
            </text:list-item>
          </text:list>
        </text:list-item>
        <text:list-item>
          <text:p text:style-name="P53">Removed #include “CANTalon.h” from CANTalon.cpp</text:p>
        </text:list-item>
      </text:list>
      <text:list xml:id="list131852675907510" text:continue-list="list131852791129221" text:style-name="L17">
        <text:list-item>
          <text:p text:style-name="P52"><text:span text:style-name="T19">T</text:span>o package <text:s/>headers, plugins and libraries into a single directory (simulation) that can then be copied (or tarred) into ~/wpilib execute the following from a command shell in the top level <text:soft-page-break/>allwpilib directory:</text:p>
        </text:list-item>
      </text:list>
      <text:list xml:id="list1856512557500546319" text:style-name="L30">
        <text:list-item>
          <text:p text:style-name="P54">./gradlew :wpilibc:wpilibcSimCopy -PmakeSim</text:p>
        </text:list-item>
        <text:list-item>
          <text:p text:style-name="P60">directories copied into ~/allwpilib/build/install/simulation</text:p>
        </text:list-item>
      </text:list>
      <text:list xml:id="list131853281209047" text:continue-list="list131852675907510" text:style-name="L17">
        <text:list-item>
          <text:p text:style-name="P58">To create a zip file for installation</text:p>
        </text:list-item>
      </text:list>
      <text:list xml:id="list5350671681150703504" text:style-name="L32">
        <text:list-item>
          <text:p text:style-name="P59">./gradlew -PmakeSim simulation:zip</text:p>
        </text:list-item>
        <text:list-item>
          <text:p text:style-name="P59">zip file created: ~/allwpilib/simulation/build/distributions/simulation-trusty.zip</text:p>
        </text:list-item>
        <text:list-item>
          <text:p text:style-name="P61">to install into ~/wpilib execute from <text:span text:style-name="T18">~/allwpilib/simulation/build/distributions</text:span></text:p>
          <text:list>
            <text:list-item>
              <text:p text:style-name="P61">unzip simulation-trusty.zip -d ~/wpilib/simulation</text:p>
            </text:list-item>
          </text:list>
        </text:list-item>
      </text:list>
      <text:list xml:id="list131853185589868" text:continue-list="list131853281209047" text:style-name="L17">
        <text:list-item>
          <text:p text:style-name="P62">Tested SimCanTest using allwpilib headers and libraries</text:p>
        </text:list-item>
      </text:list>
      <text:list xml:id="list3922203239803181475" text:style-name="L33">
        <text:list-item>
          <text:p text:style-name="P64">Removed Sim<text:span text:style-name="T21">Can</text:span> from linker library list and did a clean build</text:p>
        </text:list-item>
        <text:list-item>
          <text:p text:style-name="P63">gazebo simulation worked as before (<text:span text:style-name="T21">when </text:span>using <text:span text:style-name="T21">lib</text:span>Sim<text:span text:style-name="T21">Can</text:span>.so as additional library)</text:p>
        </text:list-item>
      </text:list>
      <text:list xml:id="list131852184266293" text:continue-list="list131853185589868" text:style-name="L17">
        <text:list-item>
          <text:p text:style-name="P62"/>
        </text:list-item>
      </text:list>
      <text:p text:style-name="P6">TODO</text:p>
      <text:list xml:id="list8354742412201422591" text:style-name="L18">
        <text:list-item>
          <text:p text:style-name="P38">Come up with a method to combine allwpilib and 159 Mentor git repository trees and a better library installation plan</text:p>
        </text:list-item>
      </text:list>
      <text:h text:style-name="P76" text:outline-level="3">Add CAN device support to Solidworks exporter</text:h>
      <text:p text:style-name="P10"/>
      <text:p text:style-name="Text_20_body">Integrate CAN devices directly in both the Solidworks exporter and <text:span text:style-name="T4">c++ </text:span>Software components </text:p>
      <text:p text:style-name="P4">Details</text:p>
      <text:list xml:id="list4983620728191331222" text:style-name="L19">
        <text:list-item>
          <text:p text:style-name="P39">Set up a windows build environment to generate Solidworks “GazeboExporter” add-on</text:p>
        </text:list-item>
      </text:list>
      <text:list xml:id="list3658123941378695393" text:style-name="L20">
        <text:list-item>
          <text:p text:style-name="P40">Obtain and install free FRC Solidworks student version</text:p>
        </text:list-item>
        <text:list-item>
          <text:p text:style-name="P40">Obtain and install free Microsoft 2015 VisualStudio (community version)</text:p>
        </text:list-item>
      </text:list>
      <text:list xml:id="list131852856980896" text:continue-list="list4983620728191331222" text:style-name="L19">
        <text:list-item>
          <text:p text:style-name="P39">Clone the gazebo exporter github project and create a local branch for testing</text:p>
        </text:list-item>
      </text:list>
      <text:list xml:id="list1823345678802433905" text:style-name="L37">
        <text:list-item>
          <text:p text:style-name="P67">git clone <text:s/>https://usfirst.collab.net/gerrit/p/gazebo_exporter.git</text:p>
        </text:list-item>
      </text:list>
      <text:list xml:id="list131851841811970" text:continue-list="list131852856980896" text:style-name="L19">
        <text:list-item>
          <text:p text:style-name="P39">Modify the Solidworks Gazebo Robot “Manage” UI to add a CANMotor option with additional entry fields to support built-in encoder and limit swit<text:span text:style-name="T11">c</text:span>h interfaces</text:p>
        </text:list-item>
        <text:list-item>
          <text:p text:style-name="P39">Modify the add-on source code to produce special sections in the exported sdf file that support CAN devices</text:p>
        </text:list-item>
        <text:list-item>
          <text:p text:style-name="P39"><text:soft-page-break/>Create a new CAN Talon plugin that can be used to send and receive messages to gazebo</text:p>
        </text:list-item>
        <text:list-item>
          <text:p text:style-name="P39">Modify the CANTalon source code to interact with the new plugin (instead of the dc_motor plugin that the base class Talon uses)</text:p>
        </text:list-item>
      </text:list>
      <text:p text:style-name="P4">Pros</text:p>
      <text:list xml:id="list5988252917407707251" text:style-name="L21">
        <text:list-item>
          <text:p text:style-name="P47">Offers integrated support for CAN devices <text:span text:style-name="T15">at both CAD and software levels</text:span></text:p>
        </text:list-item>
        <text:list-item>
          <text:p text:style-name="P47">Can merge in changes from upstream gazebo exporter project</text:p>
        </text:list-item>
      </text:list>
      <text:p text:style-name="P4">Cons</text:p>
      <text:list xml:id="list4013085762949571952" text:style-name="L22">
        <text:list-item>
          <text:p text:style-name="P41"><text:span text:style-name="T15">For Solidworks support n</text:span>eed to install custom <text:span text:style-name="T11">built dynamic linked libraries (</text:span>dll<text:span text:style-name="T11">s)</text:span> in<text:span text:style-name="T15">to</text:span> <text:span text:style-name="T15">end u</text:span>ser's <text:a xlink:type="simple" xlink:href="../../../../../../../C:/Program">C:/Program</text:a> Files/<text:span text:style-name="T11">GazeboExporter/GazeboExporter directory</text:span></text:p>
        </text:list-item>
        <text:list-item>
          <text:p text:style-name="P48">Need to develop a special CAN <text:span text:style-name="T15">Linux </text:span>plug-in and modify c++ code to use it</text:p>
        </text:list-item>
        <text:list-item>
          <text:p text:style-name="P35"><text:span text:style-name="T15">As in other strategies, r</text:span>equires installing modified files to <text:span text:style-name="T15">end </text:span>user's ~/wpilib/<text:span text:style-name="T10">simulation directory (plugins etc)</text:span></text:p>
        </text:list-item>
      </text:list>
      <text:p text:style-name="P5"><text:span text:style-name="T22">Notes</text:span> </text:p>
      <text:list xml:id="list1888850665743542761" text:style-name="L23">
        <text:list-item>
          <text:p text:style-name="P42">Was able to <text:span text:style-name="T11">import</text:span> <text:span text:style-name="T11">the</text:span> <text:span text:style-name="T14">github </text:span>GazeboExporte<text:span text:style-name="T11">r </text:span>c# project <text:span text:style-name="T14">into </text:span>VisualStudio, <text:span text:style-name="T14">build it and </text:span>test it in Solidworks</text:p>
        </text:list-item>
      </text:list>
      <text:list xml:id="list6058589841571674992" text:style-name="L24">
        <text:list-item>
          <text:p text:style-name="P50">VS has a nice Debug feature that starts up Solidworks automatically for testing</text:p>
        </text:list-item>
      </text:list>
      <text:list xml:id="list131852164088519" text:continue-list="list1888850665743542761" text:style-name="L23">
        <text:list-item>
          <text:p text:style-name="P43">Fixed <text:span text:style-name="T11">an </text:span>existing bug in <text:span text:style-name="T11">the </text:span>current code pertaining to internal limit switches</text:p>
        </text:list-item>
      </text:list>
      <text:list xml:id="list5368844943628807578" text:style-name="L25">
        <text:list-item>
          <text:p text:style-name="P44">Original code prevents setting lower bounds for limit switches to something &gt;0</text:p>
        </text:list-item>
      </text:list>
      <text:list xml:id="list131851733489307" text:continue-list="list131852164088519" text:style-name="L23">
        <text:list-item>
          <text:p text:style-name="P43">Fixed <text:span text:style-name="T11">a </text:span>plug-in naming compatibility <text:span text:style-name="T11">problem </text:span>in <text:span text:style-name="T11">the original</text:span> code</text:p>
        </text:list-item>
      </text:list>
      <text:list xml:id="list1257861626473711013" text:style-name="L26">
        <text:list-item>
          <text:p text:style-name="P45">current exporter uses older “libgz_dc_motor” (e.g.) naming convention for plug-ins but 2016 wpi plug-ins are <text:span text:style-name="T11">now </text:span>named “libdc_motor” etc.</text:p>
        </text:list-item>
      </text:list>
      <text:list xml:id="list131853359351319" text:continue-list="list131851733489307" text:style-name="L23">
        <text:list-item>
          <text:p text:style-name="P43">Modified code to add a new CANMotor device to <text:span text:style-name="T11">the object </text:span>palette <text:span text:style-name="T11">bar</text:span></text:p>
        </text:list-item>
        <text:list-item>
          <text:p text:style-name="P43">Modified code to produce different sdf output for CANMotor than original Simple Motor object</text:p>
        </text:list-item>
      </text:list>
      <text:list xml:id="list6723831222108959234" text:style-name="L27">
        <text:list-item>
          <text:p text:style-name="P46">replaced “./pwm/1” etc. in plugin section with “./can/1” <text:span text:style-name="T13">etc.</text:span></text:p>
        </text:list-item>
      </text:list>
      <text:p text:style-name="P6">TODO</text:p>
      <text:list xml:id="list6748248553564519521" text:style-name="L28">
        <text:list-item>
          <text:p text:style-name="P49">Add encoder and limit switch properties to CANMotor code in Solidworks exporter</text:p>
        </text:list-item>
        <text:list-item>
          <text:p text:style-name="P49">develop new CANTalon plugin and modify c++ code to use it</text:p>
        </text:list-item>
      </text:list>
      <text:p text:style-name="Text_20_body"/>
      <text:p text:style-name="Text_20_body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08:40:40.470916187</meta:creation-date>
    <meta:generator>LibreOffice/4.2.8.2$Linux_X86_64 LibreOffice_project/420m0$Build-2</meta:generator>
    <dc:date>2016-05-01T13:18:51.295603629</dc:date>
    <meta:editing-duration>PT8H31M35S</meta:editing-duration>
    <meta:editing-cycles>17</meta:editing-cycles>
    <meta:document-statistic meta:table-count="0" meta:image-count="0" meta:object-count="0" meta:page-count="7" meta:paragraph-count="129" meta:word-count="1440" meta:character-count="9373" meta:non-whitespace-character-count="8134"/>
  </office:meta>
</office:document-meta>
</file>